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ttperf" table:style-name="ta1">
        <table:shapes>
          <draw:frame draw:z-index="0" draw:style-name="gr1" draw:text-style-name="P1" svg:width="14.315cm" svg:height="9.084cm" svg:x="0.11cm" svg:y="4.144cm">
            <draw:object draw:notify-on-update-of-ranges="Httperf.A2:Httperf.A6 Httperf.B1:Httperf.B1 Httperf.B2:Httperf.B6 Httperf.C1:Httperf.C1 Httperf.C2:Httperf.C6 Httperf.D1:Httperf.D1 Httperf.D2:Httperf.D6 Httperf.E1:Httperf.E1 Httperf.E2:Httperf.E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Total: connections</text:p>
          </table:table-cell>
          <table:table-cell office:value-type="string" calcext:value-type="string">
            <text:p>Total: replies</text:p>
          </table:table-cell>
          <table:table-cell office:value-type="string" calcext:value-type="string">
            <text:p>Requests rate</text:p>
          </table:table-cell>
          <table:table-cell office:value-type="string" calcext:value-type="string">
            <text:p>Errors: total</text:p>
          </table:table-cell>
        </table:table-row>
        <table:table-row table:style-name="ro1">
          <table:table-cell office:value-type="string" calcext:value-type="string">
            <text:p>Medición 1</text:p>
          </table:table-cell>
          <table:table-cell office:value-type="float" office:value="27000" calcext:value-type="float">
            <text:p>27000</text:p>
          </table:table-cell>
          <table:table-cell office:value-type="float" office:value="23489" calcext:value-type="float">
            <text:p>23489</text:p>
          </table:table-cell>
          <table:table-cell office:value-type="float" office:value="130.2" calcext:value-type="float">
            <text:p>130,2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table:style-name="ce1" office:value-type="string" calcext:value-type="string">
            <text:p>Medición 2</text:p>
          </table:table-cell>
          <table:table-cell office:value-type="float" office:value="27000" calcext:value-type="float">
            <text:p>27000</text:p>
          </table:table-cell>
          <table:table-cell office:value-type="float" office:value="26036" calcext:value-type="float">
            <text:p>26036</text:p>
          </table:table-cell>
          <table:table-cell office:value-type="float" office:value="141.8" calcext:value-type="float">
            <text:p>141,8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table:style-name="ce1" office:value-type="string" calcext:value-type="string">
            <text:p>Medición 3</text:p>
          </table:table-cell>
          <table:table-cell office:value-type="float" office:value="27000" calcext:value-type="float">
            <text:p>27000</text:p>
          </table:table-cell>
          <table:table-cell office:value-type="float" office:value="23504" calcext:value-type="float">
            <text:p>23504</text:p>
          </table:table-cell>
          <table:table-cell office:value-type="float" office:value="130.4" calcext:value-type="float">
            <text:p>130,4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table:style-name="ce1" office:value-type="string" calcext:value-type="string">
            <text:p>Medición 4</text:p>
          </table:table-cell>
          <table:table-cell office:value-type="float" office:value="27000" calcext:value-type="float">
            <text:p>27000</text:p>
          </table:table-cell>
          <table:table-cell office:value-type="float" office:value="24955" calcext:value-type="float">
            <text:p>24955</text:p>
          </table:table-cell>
          <table:table-cell office:value-type="float" office:value="137.5" calcext:value-type="float">
            <text:p>137,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table:style-name="ce1" office:value-type="string" calcext:value-type="string">
            <text:p>Medición 5</text:p>
          </table:table-cell>
          <table:table-cell office:value-type="float" office:value="27000" calcext:value-type="float">
            <text:p>27000</text:p>
          </table:table-cell>
          <table:table-cell office:value-type="float" office:value="25633" calcext:value-type="float">
            <text:p>25633</text:p>
          </table:table-cell>
          <table:table-cell office:value-type="float" office:value="141.2" calcext:value-type="float">
            <text:p>141,2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];[.B3];[.B4];[.B5];[.B6])" office:value-type="float" office:value="27000" calcext:value-type="float">
            <text:p>27000</text:p>
          </table:table-cell>
          <table:table-cell table:formula="of:=AVERAGE([.C2];[.C3];[.C4];[.C5];[.C6])" office:value-type="float" office:value="24723.4" calcext:value-type="float">
            <text:p>24723,4</text:p>
          </table:table-cell>
          <table:table-cell table:formula="of:=AVERAGE([.D2];[.D3];[.D4];[.D5];[.D6])" office:value-type="float" office:value="136.22" calcext:value-type="float">
            <text:p>136,22</text:p>
          </table:table-cell>
          <table:table-cell table:formula="of:=AVERAGE([.E2];[.E3];[.E4];[.E5];[.E6])" office:value-type="float" office:value="2276.6" calcext:value-type="float">
            <text:p>2276,6</text:p>
          </table:table-cell>
        </table:table-row>
        <table:table-row table:style-name="ro1">
          <table:table-cell office:value-type="string" calcext:value-type="string">
            <text:p>Desviación Típica</text:p>
          </table:table-cell>
          <table:table-cell table:formula="of:=STDEV([.B2];[.B3];[.B4];[.B5];[.B6])" office:value-type="float" office:value="0" calcext:value-type="float">
            <text:p>0</text:p>
          </table:table-cell>
          <table:table-cell table:formula="of:=STDEV([.C2];[.C3];[.C4];[.C5];[.C6])" office:value-type="float" office:value="1184.75832978713" calcext:value-type="float">
            <text:p>1184,7583297871</text:p>
          </table:table-cell>
          <table:table-cell table:formula="of:=STDEV([.D2];[.D3];[.D4];[.D5];[.D6])" office:value-type="float" office:value="5.64995575203913" calcext:value-type="float">
            <text:p>5,649955752</text:p>
          </table:table-cell>
          <table:table-cell table:formula="of:=STDEV([.E2];[.E3];[.E4];[.E5];[.E6])" office:value-type="float" office:value="1184.75832978713" calcext:value-type="float">
            <text:p>1184,75832978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 style:data-style-name="N2" text:time-value="16:18:40.40532749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00:43:52.564513392</meta:creation-date>
    <dc:date>2015-04-16T16:19:20.108045832</dc:date>
    <meta:editing-duration>PT7M35S</meta:editing-duration>
    <meta:editing-cycles>5</meta:editing-cycles>
    <meta:generator>LibreOffice/4.2.7.2$Linux_X86_64 LibreOffice_project/420m0$Build-2</meta:generator>
    <meta:document-statistic meta:table-count="1" meta:cell-count="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316cm" svg:height="9.085cm" xlink:href=".." xlink:type="simple" chart:class="chart:bar" chart:style-name="ch1">
        <chart:title svg:x="6.4cm" svg:y="0.317cm" chart:style-name="ch2">
          <text:p>Httperf</text:p>
        </chart:title>
        <chart:subtitle svg:x="3.794cm" svg:y="1.303cm" chart:style-name="ch3">
          <text:p>Servidor Principal (Máquina individual)</text:p>
        </chart:subtitle>
        <chart:legend chart:legend-position="end" svg:x="10.783cm" svg:y="3.496cm" style:legend-expansion="high" chart:style-name="ch4"/>
        <chart:plot-area chart:style-name="ch5" table:cell-range-address="Httperf.A2:Httperf.E6 Httperf.B1:Httperf.E1" chart:data-source-has-labels="both" svg:x="0.286cm" svg:y="2.193cm" svg:width="10.211cm" svg:height="6.71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63cm" svg:y="2.292cm" svg:width="9.034cm" svg:height="5.93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Httperf.A2:Httperf.A6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Httperf.B2:Httperf.B6" chart:label-cell-address="Httperf.B1:Httperf.B1" chart:class="chart:bar">
            <chart:data-point chart:repeated="5"/>
          </chart:series>
          <chart:series chart:style-name="ch10" chart:values-cell-range-address="Httperf.C2:Httperf.C6" chart:label-cell-address="Httperf.C1:Httperf.C1" chart:class="chart:bar">
            <chart:data-point chart:repeated="5"/>
          </chart:series>
          <chart:series chart:style-name="ch11" chart:values-cell-range-address="Httperf.D2:Httperf.D6" chart:label-cell-address="Httperf.D1:Httperf.D1" chart:class="chart:bar">
            <chart:data-point chart:repeated="5"/>
          </chart:series>
          <chart:series chart:style-name="ch12" chart:values-cell-range-address="Httperf.E2:Httperf.E6" chart:label-cell-address="Httperf.E1:Httperf.E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: connections</text:p>
                <draw:g>
                  <svg:desc>Httperf.B1:Httperf.B1</svg:desc>
                </draw:g>
              </table:table-cell>
              <table:table-cell office:value-type="string">
                <text:p>Total: replies</text:p>
                <draw:g>
                  <svg:desc>Httperf.C1:Httperf.C1</svg:desc>
                </draw:g>
              </table:table-cell>
              <table:table-cell office:value-type="string">
                <text:p>Requests rate</text:p>
                <draw:g>
                  <svg:desc>Httperf.D1:Httperf.D1</svg:desc>
                </draw:g>
              </table:table-cell>
              <table:table-cell office:value-type="string">
                <text:p>Errors: total</text:p>
                <draw:g>
                  <svg:desc>Httperf.E1:Httperf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ición 1</text:p>
                <draw:g>
                  <svg:desc>Httperf.A2:Httperf.A6</svg:desc>
                </draw:g>
              </table:table-cell>
              <table:table-cell office:value-type="float" office:value="27000">
                <text:p>27000</text:p>
                <draw:g>
                  <svg:desc>Httperf.B2:Httperf.B6</svg:desc>
                </draw:g>
              </table:table-cell>
              <table:table-cell office:value-type="float" office:value="23489">
                <text:p>23489</text:p>
                <draw:g>
                  <svg:desc>Httperf.C2:Httperf.C6</svg:desc>
                </draw:g>
              </table:table-cell>
              <table:table-cell office:value-type="float" office:value="130.2">
                <text:p>130.2</text:p>
                <draw:g>
                  <svg:desc>Httperf.D2:Httperf.D6</svg:desc>
                </draw:g>
              </table:table-cell>
              <table:table-cell office:value-type="float" office:value="3511">
                <text:p>3511</text:p>
                <draw:g>
                  <svg:desc>Httperf.E2:Httperf.E6</svg:desc>
                </draw:g>
              </table:table-cell>
            </table:table-row>
            <table:table-row>
              <table:table-cell office:value-type="string">
                <text:p>Medición 2</text:p>
              </table:table-cell>
              <table:table-cell office:value-type="float" office:value="27000">
                <text:p>27000</text:p>
              </table:table-cell>
              <table:table-cell office:value-type="float" office:value="26036">
                <text:p>26036</text:p>
              </table:table-cell>
              <table:table-cell office:value-type="float" office:value="141.8">
                <text:p>141.8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Medición 3</text:p>
              </table:table-cell>
              <table:table-cell office:value-type="float" office:value="27000">
                <text:p>27000</text:p>
              </table:table-cell>
              <table:table-cell office:value-type="float" office:value="23504">
                <text:p>23504</text:p>
              </table:table-cell>
              <table:table-cell office:value-type="float" office:value="130.4">
                <text:p>130.4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string">
                <text:p>Medición 4</text:p>
              </table:table-cell>
              <table:table-cell office:value-type="float" office:value="27000">
                <text:p>27000</text:p>
              </table:table-cell>
              <table:table-cell office:value-type="float" office:value="24955">
                <text:p>24955</text:p>
              </table:table-cell>
              <table:table-cell office:value-type="float" office:value="137.5">
                <text:p>137.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Medición 5</text:p>
              </table:table-cell>
              <table:table-cell office:value-type="float" office:value="27000">
                <text:p>27000</text:p>
              </table:table-cell>
              <table:table-cell office:value-type="float" office:value="25633">
                <text:p>25633</text:p>
              </table:table-cell>
              <table:table-cell office:value-type="float" office:value="141.2">
                <text:p>141.2</text:p>
              </table:table-cell>
              <table:table-cell office:value-type="float" office:value="1367">
                <text:p>13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